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8cm" fo:padding-top="0.225cm" fo:padding-bottom="0.225cm" fo:padding-left="0.35cm" fo:padding-right="0.35cm" loext:decorative="false"/>
    </style:style>
    <style:style style:name="gr2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3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9cm" fo:padding-top="0.225cm" fo:padding-bottom="0.225cm" fo:padding-left="0.35cm" fo:padding-right="0.35cm" loext:decorative="false"/>
    </style:style>
    <style:style style:name="gr4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693cm" fo:padding-top="0.225cm" fo:padding-bottom="0.225cm" fo:padding-left="0.35cm" fo:padding-right="0.35cm" loext:decorative="false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0cm" fo:min-width="0cm" fo:wrap-option="wrap" loext:decorative="false"/>
    </style:style>
    <style:style style:name="gr6" style:family="graphic" style:parent-style-name="standard">
      <style:graphic-properties svg:stroke-color="#000000" draw:fill="solid" draw:fill-color="#ff4000" draw:textarea-horizontal-align="justify" draw:textarea-vertical-align="middle" draw:auto-grow-height="false" fo:min-height="0cm" fo:min-width="0cm" fo:wrap-option="wrap" loext:decorative="false"/>
    </style:style>
    <style:style style:name="gr7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0.086cm" fo:min-width="0cm" loext:decorative="false"/>
    </style:style>
    <style:style style:name="gr8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728cm" fo:padding-top="0.225cm" fo:padding-bottom="0.225cm" fo:padding-left="0.35cm" fo:padding-right="0.35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812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3" style:family="graphic" style:parent-style-name="objectwithoutfill">
      <style:graphic-properties svg:stroke-color="#000000" draw:fill="none" draw:fill-color="#000000" draw:textarea-vertical-align="middle" loext:decorative="false"/>
    </style:style>
    <style:style style:name="gr14" style:family="graphic" style:parent-style-name="standard">
      <style:graphic-properties svg:stroke-color="#000000" draw:marker-start="Arrow" draw:marker-start-width="0.3cm" draw:marker-end="Arrow" draw:marker-end-width="0.3cm" draw:textarea-vertical-align="middle" loext:decorative="false"/>
    </style:style>
    <style:style style:name="gr15" style:family="graphic" style:parent-style-name="objectwithoutfill">
      <style:graphic-properties draw:stroke="none" svg:stroke-color="#000000" draw:fill="none" draw:fill-color="#000000" draw:textarea-vertical-align="middle" loext:decorative="false"/>
      <style:paragraph-properties style:writing-mode="lr-tb"/>
    </style:style>
    <style:style style:name="gr16" style:family="graphic" style:parent-style-name="objectwithoutfill">
      <style:graphic-properties svg:stroke-color="#000000" draw:fill="none" draw:textarea-vertical-align="middle" loext:decorative="false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stroke="none" svg:stroke-color="#000000" draw:textarea-horizontal-align="center" draw:textarea-vertical-align="middle" draw:ole-draw-aspect="1" style:protect="size" loext:decorative="false"/>
    </style:style>
    <style:style style:name="gr19" style:family="graphic" style:parent-style-name="Object_20_with_20_no_20_fill_20_and_20_no_20_line">
      <style:graphic-properties draw:stroke="solid" svg:stroke-color="#000000" draw:textarea-horizontal-align="center" draw:textarea-vertical-align="middle" draw:ole-draw-aspect="1" style:protect="size" loext:decorative="false"/>
    </style:style>
    <style:style style:name="gr2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5cm" fo:min-width="0.375cm" loext:decorative="false"/>
    </style:style>
    <style:style style:name="gr21" style:family="graphic">
      <style:graphic-properties style:writing-mode="lr-tb" loext:decorative="false"/>
    </style:style>
    <style:style style:name="gr22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23" style:family="graphic" style:parent-style-name="objectwithoutfill">
      <style:graphic-properties svg:stroke-color="#ff4000" draw:marker-end="Arrow" draw:marker-end-width="0.3cm" draw:fill="none" draw:textarea-vertical-align="middle" loext:decorative="fals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25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26" style:family="graphic" style:parent-style-name="standard">
      <style:graphic-properties svg:stroke-color="#000000" draw:marker-start="Arrow" draw:marker-start-width="0.3cm" draw:textarea-horizontal-align="center" draw:textarea-vertical-align="middle" loext:decorative="fals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2.699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0.804cm" loext:decorative="false"/>
      <style:paragraph-properties style:writing-mode="lr-tb"/>
    </style:style>
    <style:style style:name="gr29" style:family="graphic" style:parent-style-name="objectwithoutfill">
      <style:graphic-properties svg:stroke-color="#000000" draw:fill="none" draw:textarea-vertical-align="middle" loext:decorative="false"/>
    </style:style>
    <style:style style:name="gr30" style:family="graphic" style:parent-style-name="standard">
      <style:graphic-properties svg:stroke-color="#000000" draw:marker-start="Arrow" draw:marker-start-width="0.3cm" draw:marker-end="Arrow" draw:marker-end-width="0.3cm" draw:textarea-vertical-align="middle" loext:decorative="false"/>
    </style:style>
    <style:style style:name="gr3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4000"/>
      <style:paragraph-properties fo:text-align="center"/>
    </style:style>
    <style:style style:name="P4" style:family="paragraph">
      <loext:graphic-properties draw:fill="solid" draw:fill-color="#ffff00"/>
      <style:paragraph-properties fo:text-align="center"/>
    </style:style>
    <style:style style:name="P5" style:family="paragraph">
      <style:paragraph-properties fo:text-align="center" loext:tab-stop-distance="0cm">
        <style:tab-stops/>
      </style:paragraph-properties>
    </style:style>
    <style:style style:name="P6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8pt"/>
    </style:style>
    <style:style style:name="P7" style:family="paragraph">
      <style:paragraph-properties fo:text-align="justify" fo:text-align-last="center" loext:tab-stop-distance="0cm">
        <style:tab-stops/>
      </style:paragraph-properties>
    </style:style>
    <style:style style:name="P8" style:family="paragraph">
      <loext:graphic-properties draw:fill="none" draw:fill-color="#ffffff"/>
      <style:paragraph-properties fo:text-align="justify" fo:text-align-last="center" loext:tab-stop-distance="0cm">
        <style:tab-stops/>
      </style:paragraph-properties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8pt"/>
    </style:style>
    <style:style style:name="P11" style:family="paragraph">
      <loext:graphic-properties draw:fill="none" draw:fill-color="#000000"/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color="#ff4000" loext:opacity="100%" fo:font-size="12pt"/>
    </style:style>
    <style:style style:name="T1" style:family="text">
      <style:text-properties fo:font-size="18pt"/>
    </style:style>
    <style:style style:name="T2" style:family="text">
      <style:text-properties style:text-position="sub 58%" fo:font-size="18pt"/>
    </style:style>
    <style:style style:name="T3" style:family="text">
      <style:text-properties style:text-position="0% 100%" fo:font-size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super 58%" fo:font-size="18pt"/>
    </style:style>
    <style:style style:name="T8" style:family="text">
      <style:text-properties style:font-name="Liberation Sans" fo:font-size="18pt" style:font-name-asian="Liberation Sans" style:font-name-complex="Liberation Sans"/>
    </style:style>
    <style:style style:name="T9" style:family="text">
      <style:text-properties style:text-position="super 58%" style:font-name="Liberation Sans" fo:font-size="18pt" style:font-name-asian="Liberation Sans" style:font-name-complex="Liberation Sans"/>
    </style:style>
    <style:style style:name="T10" style:family="text">
      <style:text-properties style:font-name="Liberation Sans1" fo:font-size="18pt" style:font-name-asian="Liberation Sans" style:font-name-complex="Liberation Sans"/>
    </style:style>
    <style:style style:name="T11" style:family="text">
      <style:text-properties style:font-name="Liberation Serif" fo:font-size="18pt" style:font-name-asian="Liberation Serif" style:font-name-complex="Liberation Serif"/>
    </style:style>
    <style:style style:name="T12" style:family="text">
      <style:text-properties style:text-position="sub 58%" style:font-name="Liberation Serif" fo:font-size="18pt" style:font-name-asian="Liberation Serif" style:font-name-complex="Liberation Serif"/>
    </style:style>
    <style:style style:name="T13" style:family="text">
      <style:text-properties fo:color="#ff4000" loext:opacity="100%" fo:font-size="12pt"/>
    </style:style>
    <style:style style:name="T14" style:family="text">
      <style:text-properties style:text-position="0% 100%" style:font-name="Liberation Serif" fo:font-size="18pt" style:font-name-asian="Liberation Serif" style:font-name-complex="Liberation Seri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78cm" svg:height="2.347cm" svg:x="8.715cm" svg:y="6.6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6.75cm" svg:y1="6.856cm" svg:x2="8.536cm" svg:y2="6.856cm">
          <text:p/>
        </draw:line>
        <draw:line draw:style-name="gr2" draw:text-style-name="P2" draw:layer="layout" svg:x1="6.75cm" svg:y1="7.438cm" svg:x2="8.536cm" svg:y2="7.438cm">
          <text:p/>
        </draw:line>
        <draw:line draw:style-name="gr2" draw:text-style-name="P2" draw:layer="layout" svg:x1="6.75cm" svg:y1="8.868cm" svg:x2="8.536cm" svg:y2="8.868cm">
          <text:p/>
        </draw:line>
        <draw:custom-shape draw:style-name="gr3" draw:text-style-name="P1" draw:layer="layout" svg:width="2.679cm" svg:height="2.347cm" svg:x="11.393cm" svg:y="6.6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393cm" svg:height="2.347cm" svg:x="18.357cm" svg:y="6.6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178cm" svg:height="0.167cm" svg:x="17.107cm" svg:y="7.8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79cm" svg:height="0.167cm" svg:x="17.464cm" svg:y="7.8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78cm" svg:height="0.167cm" svg:x="17.822cm" svg:y="7.8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56cm" svg:height="0.336cm" svg:x="9.865cm" svg:y="7.6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57cm" svg:height="0.336cm" svg:x="11.215cm" svg:y="7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0.356cm" svg:height="0.336cm" svg:x="12.543cm" svg:y="7.6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57cm" svg:height="0.336cm" svg:x="19.407cm" svg:y="7.6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56cm" svg:height="0.336cm" svg:x="8.536cm" svg:y="7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356cm" svg:height="0.336cm" svg:x="18.179cm" svg:y="7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356cm" svg:height="0.336cm" svg:x="20.6cm" svg:y="7.6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2.428cm" svg:height="2.347cm" svg:x="14.072cm" svg:y="6.6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354cm" svg:height="0.336cm" svg:x="13.894cm" svg:y="7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0.36cm" svg:height="0.334cm" svg:x="15.042cm" svg:y="7.7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57cm" svg:height="0.336cm" svg:x="16.35cm" svg:y="7.6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6.75cm" svg:y1="8.188cm" svg:x2="8.536cm" svg:y2="8.188cm">
          <text:p/>
        </draw:line>
        <draw:line draw:style-name="gr2" draw:text-style-name="P2" draw:layer="layout" svg:x1="21.25cm" svg:y1="6.926cm" svg:x2="23.036cm" svg:y2="6.926cm">
          <text:p/>
        </draw:line>
        <draw:line draw:style-name="gr2" draw:text-style-name="P2" draw:layer="layout" svg:x1="21.25cm" svg:y1="7.508cm" svg:x2="23.036cm" svg:y2="7.508cm">
          <text:p/>
        </draw:line>
        <draw:line draw:style-name="gr2" draw:text-style-name="P2" draw:layer="layout" svg:x1="21.25cm" svg:y1="8.938cm" svg:x2="23.036cm" svg:y2="8.938cm">
          <text:p/>
        </draw:line>
        <draw:line draw:style-name="gr2" draw:text-style-name="P2" draw:layer="layout" svg:x1="21.25cm" svg:y1="8.258cm" svg:x2="23.036cm" svg:y2="8.258cm">
          <text:p/>
        </draw:line>
        <draw:frame draw:style-name="gr9" draw:text-style-name="P6" draw:layer="layout" svg:width="2.75cm" svg:height="1.062cm" svg:x="4cm" svg:y="7cm">
          <draw:text-box>
            <text:p text:style-name="P5"><text:span text:style-name="T1">U</text:span><text:span text:style-name="T1"> </text:span><text:span text:style-name="T1">[</text:span><text:span text:style-name="T1">m</text:span><text:span text:style-name="T1">/</text:span><text:span text:style-name="T1">s</text:span><text:span text:style-name="T1">]</text:span></text:p>
          </draw:text-box>
        </draw:frame>
        <draw:frame draw:style-name="gr10" draw:text-style-name="P8" draw:layer="layout" svg:width="1.25cm" svg:height="0.962cm" svg:x="9.5cm" svg:y="6.726cm">
          <draw:text-box>
            <text:p text:style-name="P7"><text:span text:style-name="T1">T</text:span><text:span text:style-name="T2">1</text:span></text:p>
          </draw:text-box>
        </draw:frame>
        <draw:frame draw:style-name="gr11" draw:text-style-name="P8" draw:layer="layout" svg:width="2.75cm" svg:height="1cm" svg:x="4.25cm" svg:y="7.75cm">
          <draw:text-box>
            <text:p text:style-name="P7"><text:span text:style-name="T1">T</text:span><text:span text:style-name="T2">i </text:span><text:span text:style-name="T3">[</text:span><text:span text:style-name="T3">K</text:span><text:span text:style-name="T3">]</text:span></text:p>
          </draw:text-box>
        </draw:frame>
        <draw:frame draw:style-name="gr10" draw:text-style-name="P6" draw:layer="layout" svg:width="3.714cm" svg:height="0.962cm" svg:x="22.5cm" svg:y="6.976cm">
          <draw:text-box>
            <text:p text:style-name="P5"><text:span text:style-name="T1">U</text:span><text:span text:style-name="T1"> </text:span><text:span text:style-name="T1">[</text:span><text:span text:style-name="T1">m</text:span><text:span text:style-name="T1">/</text:span><text:span text:style-name="T1">s</text:span><text:span text:style-name="T1">]</text:span></text:p>
          </draw:text-box>
        </draw:frame>
        <draw:frame draw:style-name="gr11" draw:text-style-name="P8" draw:layer="layout" svg:width="3.5cm" svg:height="1cm" svg:x="23.25cm" svg:y="7.688cm">
          <draw:text-box>
            <text:p text:style-name="P7"><text:span text:style-name="T1">T</text:span><text:span text:style-name="T2">o </text:span><text:span text:style-name="T3">[</text:span><text:span text:style-name="T3">K</text:span><text:span text:style-name="T3">]</text:span></text:p>
          </draw:text-box>
        </draw:frame>
        <draw:frame draw:style-name="gr12" draw:text-style-name="P10" draw:layer="layout" svg:width="10.25cm" svg:height="1.673cm" svg:x="14.75cm" svg:y="11.515cm">
          <draw:text-box>
            <text:p text:style-name="P9"><text:span text:style-name="T4">k</text:span><text:span text:style-name="T4"> </text:span><text:span text:style-name="T4">[</text:span><text:span text:style-name="T4">W</text:span><text:span text:style-name="T4">/</text:span><text:span text:style-name="T4">m</text:span><text:span text:style-name="T4">K</text:span><text:span text:style-name="T4">]</text:span><text:span text:style-name="T4">, </text:span><text:span text:style-name="T4"><text:s text:c="2"/></text:span><text:span text:style-name="T4">c</text:span><text:span text:style-name="T5">p</text:span><text:span text:style-name="T4"> </text:span><text:span text:style-name="T4">[</text:span><text:span text:style-name="T4">J</text:span><text:span text:style-name="T4">/</text:span><text:span text:style-name="T4">k</text:span><text:span text:style-name="T4">g</text:span><text:span text:style-name="T4">K</text:span><text:span text:style-name="T4">]</text:span><text:span text:style-name="T4">, </text:span><text:span text:style-name="T4"><text:s text:c="2"/></text:span><text:span text:style-name="T6">ρ</text:span><text:span text:style-name="T1"> </text:span><text:span text:style-name="T1">[</text:span><text:span text:style-name="T1">k</text:span><text:span text:style-name="T1">g</text:span><text:span text:style-name="T1">/</text:span><text:span text:style-name="T1">m</text:span><text:span text:style-name="T7">3</text:span><text:span text:style-name="T1">]</text:span></text:p>
          </draw:text-box>
        </draw:frame>
        <draw:line draw:style-name="gr13" draw:text-style-name="P11" draw:layer="layout" svg:x1="11.5cm" svg:y1="6.438cm" svg:x2="11.5cm" svg:y2="5.438cm">
          <text:p/>
        </draw:line>
        <draw:line draw:style-name="gr13" draw:text-style-name="P11" draw:layer="layout" svg:x1="14cm" svg:y1="6.438cm" svg:x2="14cm" svg:y2="5.438cm">
          <text:p/>
        </draw:line>
        <draw:line draw:style-name="gr14" draw:text-style-name="P1" draw:layer="layout" svg:x1="11.5cm" svg:y1="5.688cm" svg:x2="14cm" svg:y2="5.688cm">
          <text:p/>
        </draw:line>
        <draw:frame draw:style-name="gr10" draw:text-style-name="P6" draw:layer="layout" svg:width="3.714cm" svg:height="0.962cm" svg:x="11cm" svg:y="4.726cm">
          <draw:text-box>
            <text:p text:style-name="P5"><text:span text:style-name="T1">d</text:span><text:span text:style-name="T1"> </text:span><text:span text:style-name="T1">[</text:span><text:span text:style-name="T1">m</text:span><text:span text:style-name="T1">]</text:span></text:p>
          </draw:text-box>
        </draw:frame>
        <draw:line draw:style-name="gr15" draw:text-style-name="P11" draw:layer="layout" svg:x1="14.11cm" svg:y1="6.438cm" svg:x2="14.25cm" svg:y2="5.438cm">
          <text:p text:style-name="P1"><text:s text:c="2"/><text:s/></text:p>
        </draw:line>
        <draw:line draw:style-name="gr13" draw:text-style-name="P11" draw:layer="layout" svg:x1="15.25cm" svg:y1="10.688cm" svg:x2="15.25cm" svg:y2="8.188cm">
          <text:p/>
        </draw:line>
        <draw:line draw:style-name="gr14" draw:text-style-name="P1" draw:layer="layout" svg:x1="12.75cm" svg:y1="10.438cm" svg:x2="15.25cm" svg:y2="10.438cm">
          <text:p/>
        </draw:line>
        <draw:line draw:style-name="gr13" draw:text-style-name="P11" draw:layer="layout" svg:x1="12.75cm" svg:y1="10.688cm" svg:x2="12.75cm" svg:y2="8.188cm">
          <text:p/>
        </draw:line>
        <draw:frame draw:style-name="gr10" draw:text-style-name="P6" draw:layer="layout" svg:width="3.714cm" svg:height="0.962cm" svg:x="12.286cm" svg:y="9.438cm">
          <draw:text-box>
            <text:p text:style-name="P5"><text:span text:style-name="T1">d</text:span><text:span text:style-name="T1"> </text:span><text:span text:style-name="T1">[</text:span><text:span text:style-name="T1">m</text:span><text:span text:style-name="T1">]</text:span></text:p>
          </draw:text-box>
        </draw:frame>
        <draw:frame draw:style-name="gr10" draw:text-style-name="P8" draw:layer="layout" svg:width="1.25cm" svg:height="0.962cm" svg:x="12.25cm" svg:y="6.688cm">
          <draw:text-box>
            <text:p text:style-name="P7"><text:span text:style-name="T1">T</text:span><text:span text:style-name="T2">2</text:span></text:p>
          </draw:text-box>
        </draw:frame>
        <draw:frame draw:style-name="gr10" draw:text-style-name="P8" draw:layer="layout" svg:width="1.25cm" svg:height="0.962cm" svg:x="14.75cm" svg:y="6.688cm">
          <draw:text-box>
            <text:p text:style-name="P7"><text:span text:style-name="T1">T</text:span><text:span text:style-name="T2">3</text:span></text:p>
          </draw:text-box>
        </draw:frame>
        <draw:frame draw:style-name="gr10" draw:text-style-name="P8" draw:layer="layout" svg:width="1.25cm" svg:height="0.962cm" svg:x="19cm" svg:y="6.75cm">
          <draw:text-box>
            <text:p text:style-name="P7"><text:span text:style-name="T1">T</text:span><text:span text:style-name="T2">N</text:span></text:p>
          </draw:text-box>
        </draw:frame>
        <draw:frame draw:style-name="gr10" draw:text-style-name="P6" draw:layer="layout" svg:width="3.25cm" svg:height="0.962cm" svg:x="6.5cm" svg:y="11.553cm">
          <draw:text-box>
            <text:p text:style-name="P5"><text:span text:style-name="T8">α</text:span><text:span text:style-name="T8"> </text:span><text:span text:style-name="T8">[</text:span><text:span text:style-name="T8">m</text:span><text:span text:style-name="T9">2</text:span><text:span text:style-name="T8">/</text:span><text:span text:style-name="T8">s</text:span><text:span text:style-name="T8">] </text:span><text:span text:style-name="T10">=</text:span></text:p>
          </draw:text-box>
        </draw:frame>
        <draw:line draw:style-name="gr16" draw:text-style-name="P2" draw:layer="layout" svg:x1="9.75cm" svg:y1="12.015cm" svg:x2="11.5cm" svg:y2="12.015cm">
          <text:p/>
        </draw:line>
        <draw:frame draw:style-name="gr10" draw:text-style-name="P6" draw:layer="layout" svg:width="0.714cm" svg:height="0.962cm" svg:x="10.25cm" svg:y="11.015cm">
          <draw:text-box>
            <text:p text:style-name="P5"><text:span text:style-name="T1">k</text:span></text:p>
          </draw:text-box>
        </draw:frame>
        <draw:frame draw:style-name="gr10" draw:text-style-name="P6" draw:layer="layout" svg:width="2.25cm" svg:height="0.962cm" svg:x="9.5cm" svg:y="12.053cm">
          <draw:text-box>
            <text:p text:style-name="P5"><text:span text:style-name="T8">ρ</text:span><text:span text:style-name="T1">.</text:span><text:span text:style-name="T1">c</text:span><text:span text:style-name="T2">p</text:span></text:p>
          </draw:text-box>
        </draw:frame>
        <draw:frame draw:style-name="gr17" draw:text-style-name="P10" draw:layer="layout" svg:width="3cm" svg:height="1.673cm" svg:x="11.75cm" svg:y="11.515cm">
          <draw:text-box>
            <text:p text:style-name="P9"><text:span text:style-name="T4">, </text:span><text:span text:style-name="T4">o</text:span><text:span text:style-name="T4">n</text:span><text:span text:style-name="T4">d</text:span><text:span text:style-name="T4">e</text:span><text:span text:style-name="T4">:</text:span></text:p>
          </draw:text-box>
        </draw:frame>
        <draw:frame draw:style-name="gr18" draw:text-style-name="P1" draw:layer="layout" svg:width="8.388cm" svg:height="0.966cm" svg:x="5cm" svg:y="2.93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9" draw:text-style-name="P1" draw:layer="layout" svg:width="6.95cm" svg:height="0.966cm" svg:x="17.803cm" svg:y="2.93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20" draw:text-style-name="P12" draw:layer="layout" svg:width="1cm" svg:height="1cm" svg:x="15cm" svg:y="2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">
        <draw:g draw:style-name="gr21">
          <draw:frame draw:style-name="gr18" draw:text-style-name="P1" draw:layer="layout" svg:width="9.845cm" svg:height="1.421cm" svg:x="4.326cm" svg:y="3.144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custom-shape draw:style-name="gr3" draw:text-style-name="P1" draw:layer="layout" svg:width="2.679cm" svg:height="2.347cm" svg:x="19.25cm" svg:y="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0.356cm" svg:height="0.336cm" svg:x="20.4cm" svg:y="3.5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8" draw:layer="layout" svg:width="1.25cm" svg:height="0.962cm" svg:x="20.107cm" svg:y="2.5cm">
            <draw:text-box>
              <text:p text:style-name="P7"><text:span text:style-name="T11">ϕ</text:span><text:span text:style-name="T12">P</text:span></text:p>
            </draw:text-box>
          </draw:frame>
          <draw:custom-shape draw:style-name="gr3" draw:text-style-name="P1" draw:layer="layout" svg:width="2.679cm" svg:height="2.347cm" svg:x="19.278cm" svg:y="6.0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0.357cm" svg:height="0.336cm" svg:x="19.1cm" svg:y="7.1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0.356cm" svg:height="0.336cm" svg:x="20.428cm" svg:y="7.1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354cm" svg:height="0.336cm" svg:x="21.779cm" svg:y="7.1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8" draw:layer="layout" svg:width="1.25cm" svg:height="0.962cm" svg:x="20.135cm" svg:y="6.097cm">
            <draw:text-box>
              <text:p text:style-name="P7"><text:span text:style-name="T11">ϕ</text:span><text:span text:style-name="T12">P</text:span></text:p>
            </draw:text-box>
          </draw:frame>
          <draw:line draw:style-name="gr22" draw:text-style-name="P2" draw:layer="layout" svg:x1="17.75cm" svg:y1="7.635cm" svg:x2="19.249cm" svg:y2="7.635cm">
            <text:p/>
          </draw:line>
          <draw:line draw:style-name="gr22" draw:text-style-name="P2" draw:layer="layout" svg:x1="22.051cm" svg:y1="7.606cm" svg:x2="23.55cm" svg:y2="7.606cm">
            <text:p/>
          </draw:line>
          <draw:frame draw:style-name="gr10" draw:text-style-name="P8" draw:layer="layout" svg:width="1.25cm" svg:height="0.962cm" svg:x="16.75cm" svg:y="7.135cm">
            <draw:text-box>
              <text:p text:style-name="P7"><text:span text:style-name="T11">ϕ</text:span><text:span text:style-name="T12">e</text:span></text:p>
            </draw:text-box>
          </draw:frame>
          <draw:frame draw:style-name="gr10" draw:text-style-name="P8" draw:layer="layout" svg:width="1.25cm" svg:height="0.962cm" svg:x="23.5cm" svg:y="7.044cm">
            <draw:text-box>
              <text:p text:style-name="P7"><text:span text:style-name="T11">ϕ</text:span><text:span text:style-name="T12">d</text:span></text:p>
            </draw:text-box>
          </draw:frame>
          <draw:line draw:style-name="gr23" draw:text-style-name="P2" draw:layer="layout" svg:x1="4.5cm" svg:y1="5.094cm" svg:x2="4.5cm" svg:y2="6.844cm">
            <text:p/>
          </draw:line>
          <draw:frame draw:style-name="gr24" draw:text-style-name="P13" draw:layer="layout" svg:width="3.25cm" svg:height="1.199cm" svg:x="4.5cm" svg:y="5.344cm">
            <draw:text-box>
              <text:p text:style-name="P1"><text:span text:style-name="T13">Teor</text:span><text:span text:style-name="T13">ema </text:span><text:span text:style-name="T13">de </text:span><text:span text:style-name="T13">Gau</text:span><text:span text:style-name="T13">ss</text:span></text:p>
            </draw:text-box>
          </draw:frame>
          <draw:frame draw:style-name="gr18" draw:text-style-name="P1" draw:layer="layout" svg:width="10.623cm" svg:height="1.38cm" svg:x="4.127cm" svg:y="7.344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line draw:style-name="gr25" draw:text-style-name="P2" draw:layer="layout" svg:x1="22.051cm" svg:y1="6.909cm" svg:x2="23.55cm" svg:y2="6.909cm">
            <text:p/>
          </draw:line>
          <draw:line draw:style-name="gr26" draw:text-style-name="P1" draw:layer="layout" svg:x1="17.8cm" svg:y1="6.938cm" svg:x2="19.299cm" svg:y2="6.938cm">
            <text:p/>
          </draw:line>
          <draw:frame draw:style-name="gr18" draw:text-style-name="P1" draw:layer="layout" svg:width="15.477cm" svg:height="1.654cm" svg:x="4.15cm" svg:y="8.69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line draw:style-name="gr23" draw:text-style-name="P2" draw:layer="layout" svg:x1="4.5cm" svg:y1="10.594cm" svg:x2="4.5cm" svg:y2="15.594cm">
            <text:p/>
          </draw:line>
          <draw:frame draw:style-name="gr27" draw:text-style-name="P13" draw:layer="layout" svg:width="9.25cm" svg:height="2.949cm" svg:x="5.25cm" svg:y="12.395cm">
            <draw:text-box>
              <text:p text:style-name="P1"><text:span text:style-name="T13">Inte</text:span><text:span text:style-name="T13">rpol</text:span><text:span text:style-name="T13">açã</text:span><text:span text:style-name="T13">o </text:span><text:span text:style-name="T13">par</text:span><text:span text:style-name="T13">a </text:span><text:span text:style-name="T13">esc</text:span><text:span text:style-name="T13">rev</text:span><text:span text:style-name="T13">er </text:span><text:span text:style-name="T13">val</text:span><text:span text:style-name="T13">ore</text:span><text:span text:style-name="T13">s </text:span><text:span text:style-name="T13">nas </text:span><text:span text:style-name="T13">fac</text:span><text:span text:style-name="T13">es </text:span><text:span text:style-name="T13">em </text:span><text:span text:style-name="T13">fun</text:span><text:span text:style-name="T13">ção </text:span><text:span text:style-name="T13">de </text:span><text:span text:style-name="T13">val</text:span><text:span text:style-name="T13">ore</text:span><text:span text:style-name="T13">s </text:span><text:span text:style-name="T13">de </text:span><text:span text:style-name="T13">cen</text:span><text:span text:style-name="T13">tro</text:span></text:p>
              <text:p text:style-name="P1"><text:span text:style-name="T13"/></text:p>
              <text:p text:style-name="P1"><text:span text:style-name="T13">Co</text:span><text:span text:style-name="T13">nsi</text:span><text:span text:style-name="T13">der</text:span><text:span text:style-name="T13">and</text:span><text:span text:style-name="T13">o </text:span><text:span text:style-name="T13">mal</text:span><text:span text:style-name="T13">ha </text:span><text:span text:style-name="T13">unif</text:span><text:span text:style-name="T13">orm</text:span><text:span text:style-name="T13">e, </text:span><text:span text:style-name="T13">tem</text:span><text:span text:style-name="T13">os:</text:span></text:p>
            </draw:text-box>
          </draw:frame>
          <draw:custom-shape draw:style-name="gr1" draw:text-style-name="P1" draw:layer="layout" svg:width="2.678cm" svg:height="2.347cm" svg:x="16.179cm" svg:y="11.5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2.679cm" svg:height="2.347cm" svg:x="18.857cm" svg:y="11.5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0.356cm" svg:height="0.336cm" svg:x="17.329cm" svg:y="12.6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357cm" svg:height="0.336cm" svg:x="18.679cm" svg:y="1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0.356cm" svg:height="0.336cm" svg:x="20.007cm" svg:y="12.6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356cm" svg:height="0.336cm" svg:x="16cm" svg:y="1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2.428cm" svg:height="2.347cm" svg:x="21.536cm" svg:y="11.5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0.354cm" svg:height="0.336cm" svg:x="21.358cm" svg:y="1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0.36cm" svg:height="0.334cm" svg:x="22.506cm" svg:y="12.6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357cm" svg:height="0.336cm" svg:x="23.814cm" svg:y="12.5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8" draw:layer="layout" svg:width="1.25cm" svg:height="0.962cm" svg:x="16.964cm" svg:y="11.635cm">
            <draw:text-box>
              <text:p text:style-name="P7"><text:span text:style-name="T14">ϕ</text:span><text:span text:style-name="T2">E</text:span></text:p>
            </draw:text-box>
          </draw:frame>
          <draw:frame draw:style-name="gr10" draw:text-style-name="P8" draw:layer="layout" svg:width="1.25cm" svg:height="0.962cm" svg:x="19.714cm" svg:y="11.597cm">
            <draw:text-box>
              <text:p text:style-name="P7"><text:span text:style-name="T11">ϕ</text:span><text:span text:style-name="T2">P</text:span></text:p>
            </draw:text-box>
          </draw:frame>
          <draw:frame draw:style-name="gr10" draw:text-style-name="P8" draw:layer="layout" svg:width="1.25cm" svg:height="0.962cm" svg:x="22.214cm" svg:y="11.597cm">
            <draw:text-box>
              <text:p text:style-name="P7"><text:span text:style-name="T11">ϕ</text:span><text:span text:style-name="T2">D</text:span></text:p>
            </draw:text-box>
          </draw:frame>
          <draw:frame draw:style-name="gr10" draw:text-style-name="P8" draw:layer="layout" svg:width="0.75cm" svg:height="0.962cm" svg:x="21.1cm" svg:y="15.444cm">
            <draw:text-box>
              <text:p text:style-name="P7"><text:span text:style-name="T11">d</text:span></text:p>
            </draw:text-box>
          </draw:frame>
          <draw:frame draw:style-name="gr28" draw:text-style-name="P8" draw:layer="layout" svg:width="1cm" svg:height="1.054cm" svg:x="18.5cm" svg:y="15.444cm">
            <draw:text-box>
              <text:p text:style-name="P7"><text:span text:style-name="T11">e</text:span></text:p>
            </draw:text-box>
          </draw:frame>
          <draw:line draw:style-name="gr29" draw:text-style-name="P2" draw:layer="layout" svg:x1="21.5cm" svg:y1="14.094cm" svg:x2="21.5cm" svg:y2="15.594cm">
            <text:p/>
          </draw:line>
          <draw:frame draw:style-name="gr18" draw:text-style-name="P1" draw:layer="layout" svg:width="19.075cm" svg:height="1.595cm" svg:x="4cm" svg:y="16.844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line draw:style-name="gr30" draw:text-style-name="P1" draw:layer="layout" svg:x1="18.85cm" svg:y1="15.144cm" svg:x2="21.5cm" svg:y2="15.144cm">
            <text:p/>
          </draw:line>
          <draw:frame draw:style-name="gr10" draw:text-style-name="P8" draw:layer="layout" svg:width="0.75cm" svg:height="0.962cm" svg:x="19.75cm" svg:y="14.282cm">
            <draw:text-box>
              <text:p text:style-name="P7"><text:span text:style-name="T11">d</text:span></text:p>
            </draw:text-box>
          </draw:frame>
          <draw:line draw:style-name="gr29" draw:text-style-name="P2" draw:layer="layout" svg:x1="18.85cm" svg:y1="14.094cm" svg:x2="18.85cm" svg:y2="15.594cm">
            <text:p/>
          </draw:line>
          <draw:frame draw:style-name="gr10" draw:text-style-name="P8" draw:layer="layout" svg:width="1.25cm" svg:height="0.962cm" svg:x="20.5cm" svg:y="12.382cm">
            <draw:text-box>
              <text:p text:style-name="P7"><text:span text:style-name="T11">ϕ</text:span><text:span text:style-name="T12">d</text:span></text:p>
            </draw:text-box>
          </draw:frame>
          <draw:frame draw:style-name="gr28" draw:text-style-name="P8" draw:layer="layout" svg:width="1cm" svg:height="1.054cm" svg:x="18.9cm" svg:y="12.344cm">
            <draw:text-box>
              <text:p text:style-name="P7"><text:span text:style-name="T11">ϕ</text:span><text:span text:style-name="T12">e</text:span></text:p>
            </draw:text-box>
          </draw:frame>
          <draw:frame draw:style-name="gr31" draw:text-style-name="P1" draw:layer="layout" svg:width="0.33cm" svg:height="0.57cm" svg:x="17cm" svg:y="6.594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style-name="gr31" draw:text-style-name="P1" draw:layer="layout" svg:width="0.33cm" svg:height="0.57cm" svg:x="23.75cm" svg:y="6.594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9T17:15:24.933224532</meta:creation-date>
    <dc:date>2025-12-01T13:53:31.461637420</dc:date>
    <meta:editing-duration>PT4H8M36S</meta:editing-duration>
    <meta:editing-cycles>40</meta:editing-cycles>
    <meta:generator>LibreOffice/24.2.7.2$Linux_X86_64 LibreOffice_project/420$Build-2</meta:generator>
    <meta:document-statistic meta:object-count="97"/>
  </office:meta>
</office:document-meta>
</file>

<file path=Object 1/content.xml><?xml version="1.0" encoding="utf-8"?>
<math xmlns="http://www.w3.org/1998/Math/MathML" display="block">
  <semantics>
    <mrow>
      <mrow>
        <mo stretchy="false">∇</mo>
        <mo stretchy="false">⋅</mo>
        <mrow>
          <mo fence="true" form="prefix" stretchy="false">(</mo>
          <mrow>
            <mrow>
              <mi>ρ</mi>
              <mn>.</mn>
              <msub>
                <mi>c</mi>
                <mi>p</mi>
              </msub>
              <mn>.</mn>
              <mover accent="true">
                <mi>U</mi>
                <mo stretchy="false">⃗</mo>
              </mover>
              <mn>.</mn>
              <mi>T</mi>
            </mrow>
          </mrow>
          <mo fence="true" form="postfix" stretchy="false">)</mo>
        </mrow>
      </mrow>
      <mo stretchy="false">=</mo>
      <mrow>
        <mrow>
          <mo stretchy="false">∇</mo>
          <mo stretchy="false">⋅</mo>
          <mrow>
            <mo fence="true" form="prefix" stretchy="false">(</mo>
            <mrow>
              <mrow>
                <mi>k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  <mo stretchy="false">+</mo>
        <msub>
          <mi>F</mi>
          <mi>ϕ</mi>
        </msub>
      </mrow>
    </mrow>
    <annotation encoding="StarMath 5.0">nabla cdot ( %rho . c_{p} . vec U.T) = nabla cdot (k vec nabla T) + F_{%phi} </annotation>
  </semantics>
</math>
</file>

<file path=Object 2/content.xml><?xml version="1.0" encoding="utf-8"?>
<math xmlns="http://www.w3.org/1998/Math/MathML" display="block">
  <semantics>
    <mrow>
      <mrow>
        <mo stretchy="false">∇</mo>
        <mo stretchy="false">⋅</mo>
        <mrow>
          <mo fence="true" form="prefix" stretchy="false">(</mo>
          <mrow>
            <mrow>
              <mover accent="true">
                <mi>U</mi>
                <mo stretchy="false">⃗</mo>
              </mover>
              <mn>.</mn>
              <mi>T</mi>
            </mrow>
          </mrow>
          <mo fence="true" form="postfix" stretchy="false">)</mo>
        </mrow>
      </mrow>
      <mo stretchy="false">=</mo>
      <mrow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  <mo stretchy="false">+</mo>
        <msub>
          <mi>F</mi>
          <mi>ϕ</mi>
        </msub>
      </mrow>
    </mrow>
    <annotation encoding="StarMath 5.0">nabla cdot (vec U.T) = nabla cdot ( %alpha vec nabla T) + F_{%phi} </annotation>
  </semantics>
</math>
</file>

<file path=Object 3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ϕ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ϕ</mi>
              </mrow>
            </mrow>
            <mo fence="true" form="postfix" stretchy="false">)</mo>
          </mrow>
        </mrow>
      </mrow>
      <mrow>
        <mi mathvariant="italic">dV</mi>
        <mo stretchy="false">=</mo>
        <mrow>
          <munder>
            <mo stretchy="false">∫</mo>
            <mi>V</mi>
          </munder>
          <msub>
            <mi>F</mi>
            <mi>ϕ</mi>
          </msub>
        </mrow>
      </mrow>
      <mi mathvariant="italic">dV</mi>
    </mrow>
    <annotation encoding="StarMath 5.0">int from{V} nabla cdot (vec U.%phi) - nabla cdot ( %alpha vec nabla %phi) dV  = int from{V} F_{%phi} dV</annotation>
  </semantics>
</math>
</file>

<file path=Object 4/content.xml><?xml version="1.0" encoding="utf-8"?>
<math xmlns="http://www.w3.org/1998/Math/MathML" display="block">
  <semantics>
    <mrow>
      <mrow>
        <mrow>
          <mrow>
            <munder>
              <mo stretchy="false">∑</mo>
              <mi>f</mi>
            </munder>
            <mrow>
              <mo fence="true" form="prefix" stretchy="false">(</mo>
              <mrow>
                <mrow>
                  <mi>ϕ</mi>
                  <mn>.</mn>
                  <mi>A</mi>
                  <mn>.</mn>
                  <mrow>
                    <mover accent="true">
                      <mi>U</mi>
                      <mo stretchy="false">⃗</mo>
                    </mover>
                    <mo stretchy="false">⋅</mo>
                    <mover accent="true">
                      <mi>n</mi>
                      <mo stretchy="false">^</mo>
                    </mover>
                  </mrow>
                </mrow>
              </mrow>
              <mo fence="true" form="postfix" stretchy="false">)</mo>
            </mrow>
          </mrow>
          <mo stretchy="false">−</mo>
          <mrow>
            <munder>
              <mo stretchy="false">∑</mo>
              <mi>f</mi>
            </munder>
            <mrow>
              <mo fence="true" form="prefix" stretchy="false">(</mo>
              <mrow>
                <mrow>
                  <mi>α</mi>
                  <mn>.</mn>
                  <mi>A</mi>
                  <mn>.</mn>
                  <mover accent="true">
                    <mo stretchy="false">∇</mo>
                    <mo stretchy="false">⃗</mo>
                  </mover>
                  <mrow>
                    <mi>ϕ</mi>
                    <mo stretchy="false">⋅</mo>
                    <mover accent="true">
                      <mi>n</mi>
                      <mo stretchy="false">^</mo>
                    </mover>
                  </mrow>
                </mrow>
              </mrow>
              <mo fence="true" form="postfix" stretchy="false">)</mo>
            </mrow>
          </mrow>
        </mrow>
        <mo stretchy="false">=</mo>
        <msub>
          <mi>F</mi>
          <mi>ϕ</mi>
        </msub>
      </mrow>
      <mn>.</mn>
      <mi>V</mi>
    </mrow>
    <annotation encoding="StarMath 5.0">sum from{f} (%phi .A.vec U cdot hat n   )  - sum from{f} ( %alpha .A.vec nabla %phi cdot hat n )  = F_{%phi}.V</annotation>
  </semantics>
</math>
</file>

<file path=Object 5/content.xml><?xml version="1.0" encoding="utf-8"?>
<math xmlns="http://www.w3.org/1998/Math/MathML" display="block">
  <semantics>
    <mrow>
      <mrow>
        <mrow>
          <msub>
            <mrow>
              <mrow>
                <mrow>
                  <mo fence="true" form="prefix" stretchy="false">(</mo>
                  <mrow>
                    <mrow>
                      <mi>ϕ</mi>
                      <mn>.</mn>
                      <mi>A</mi>
                      <mn>.</mn>
                      <mi>u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d</mi>
          </msub>
          <mo stretchy="false">−</mo>
          <msub>
            <mrow>
              <mrow>
                <mrow>
                  <mo fence="true" form="prefix" stretchy="false">(</mo>
                  <mrow>
                    <mrow>
                      <mi>ϕ</mi>
                      <mn>.</mn>
                      <mi>A</mi>
                      <mn>.</mn>
                      <mi>u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e</mi>
          </msub>
          <mo stretchy="false">−</mo>
          <mrow>
            <mo fence="true" form="prefix" stretchy="false">[</mo>
            <mrow>
              <mrow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d</mi>
                </msub>
                <mo stretchy="false">−</mo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e</mi>
                </msub>
              </mrow>
            </mrow>
            <mo fence="true" form="postfix" stretchy="false">]</mo>
          </mrow>
        </mrow>
        <mo stretchy="false">=</mo>
        <msub>
          <mi>F</mi>
          <mi>ϕ</mi>
        </msub>
      </mrow>
      <mn>.</mn>
      <mi>V</mi>
    </mrow>
    <annotation encoding="StarMath 5.0"> evaluate {(%phi .A. u)} from{d} - evaluate {(%phi .A. u)} from{e}   - [evaluate {( %alpha .A. { partial %phi } over { partial x }  )} from {d}-evaluate {( %alpha .A. { partial %phi } over { partial x }  )} from {e}]   = F_{%phi}.V</annotation>
  </semantics>
</math>
</file>

<file path=Object 6/content.xml><?xml version="1.0" encoding="utf-8"?>
<math xmlns="http://www.w3.org/1998/Math/MathML" display="block">
  <semantics>
    <mrow>
      <mrow>
        <mrow>
          <mrow>
            <mo fence="true" form="prefix" stretchy="false">(</mo>
            <mrow>
              <mrow>
                <mfrac>
                  <mrow>
                    <msub>
                      <mi>ϕ</mi>
                      <mi>D</mi>
                    </msub>
                    <mo stretchy="false">+</mo>
                    <msub>
                      <mi>ϕ</mi>
                      <mi>P</mi>
                    </msub>
                  </mrow>
                  <mn>2</mn>
                </mfrac>
                <mn>.</mn>
                <mi>A</mi>
                <mn>.</mn>
                <mi>u</mi>
              </mrow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frac>
                  <mrow>
                    <msub>
                      <mi>ϕ</mi>
                      <mi>P</mi>
                    </msub>
                    <mo stretchy="false">+</mo>
                    <msub>
                      <mi>ϕ</mi>
                      <mi>E</mi>
                    </msub>
                  </mrow>
                  <mn>2</mn>
                </mfrac>
                <mn>.</mn>
                <mi>A</mi>
                <mn>.</mn>
                <mi>u</mi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D</mi>
                          </msub>
                          <mo stretchy="false">−</mo>
                          <msub>
                            <mi>ϕ</mi>
                            <mi>P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  <mo stretchy="false">−</mo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P</mi>
                          </msub>
                          <mo stretchy="false">−</mo>
                          <msub>
                            <mi>ϕ</mi>
                            <mi>E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</mrow>
            </mrow>
            <mo fence="true" form="postfix" stretchy="false">]</mo>
          </mrow>
        </mrow>
        <mo stretchy="false">=</mo>
        <msub>
          <mi>F</mi>
          <mi>ϕ</mi>
        </msub>
      </mrow>
      <mn>.</mn>
      <mi>V</mi>
    </mrow>
    <annotation encoding="StarMath 5.0">({%phi_{D} + %phi_{P}} over {2} .A. u) - ({%phi_{P} + %phi_{E}} over {2} .A. u)   - [( %alpha .A. {%phi_{D} - %phi_{P}} over {d}) - (  %alpha .A. {%phi_{P} - %phi_{E}} over {d} )]   = F_{%phi}.V</annotation>
  </semantics>
</math>
</file>

<file path=Object 7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

<file path=Object 8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